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7ec5" officeooo:paragraph-rsid="00067ec5"/>
    </style:style>
    <style:style style:name="P2" style:family="paragraph" style:parent-style-name="Standard">
      <style:paragraph-properties fo:text-align="center" style:justify-single-word="false"/>
      <style:text-properties fo:font-size="30pt" officeooo:rsid="00067ec5" officeooo:paragraph-rsid="00067ec5" style:font-size-asian="30pt" style:font-size-complex="30pt"/>
    </style:style>
    <style:style style:name="P3" style:family="paragraph" style:parent-style-name="Standard">
      <style:paragraph-properties fo:text-align="start" style:justify-single-word="false" fo:break-before="page"/>
      <style:text-properties officeooo:rsid="00071521" officeooo:paragraph-rsid="00071521"/>
    </style:style>
    <style:style style:name="P4" style:family="paragraph" style:parent-style-name="Standard">
      <style:paragraph-properties fo:text-align="start" style:justify-single-word="false"/>
      <style:text-properties officeooo:rsid="00071521" officeooo:paragraph-rsid="00071521"/>
    </style:style>
    <style:style style:name="P5" style:family="paragraph" style:parent-style-name="Standard">
      <style:paragraph-properties fo:text-align="center" style:justify-single-word="false"/>
      <style:text-properties fo:font-size="10pt" officeooo:rsid="00071521" officeooo:paragraph-rsid="00071521" style:font-size-asian="10pt" style:font-size-complex="10pt"/>
    </style:style>
    <style:style style:name="T1" style:family="text">
      <style:text-properties officeooo:rsid="00089322"/>
    </style:style>
    <style:style style:name="T2" style:family="text">
      <style:text-properties fo:font-weight="bold" officeooo:rsid="00089322" style:font-weight-asian="bold" style:font-weight-complex="bold"/>
    </style:style>
    <style:style style:name="T3" style:family="text">
      <style:text-properties officeooo:rsid="0008a8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otonásobiče – příručka</text:p>
      <text:p text:style-name="P1">Zapojení, měření, analýza dat <text:span text:style-name="T3">pomocí PMTAF frameworku</text:span></text:p>
      <text:p text:style-name="P1">OP JAK FORTE - wp1/C, HyperK – SLO</text:p>
      <text:p text:style-name="P5">Adam Jüttner</text:p>
      <text:p text:style-name="P3">Prostředky pro experiment:</text:p>
      <text:p text:style-name="P4">Fotonásobič <text:span text:style-name="T1">Hamamatsu R14374 / R14689 + patice E678-14W, </text:span><text:span text:style-name="T2">osciloskop</text:span><text:span text:style-name="T1">, </text:span><text:span text:style-name="T2">laser</text:span><text:span text:style-name="T1">, </text:span><text:span text:style-name="T3">soustava optických filtrů,</text:span><text:span text:style-name="T1"> zdroj vysokého napětí, optické kabely a zapojení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0:10:15.939055839</meta:creation-date>
    <dc:date>2024-07-01T10:52:13.480361698</dc:date>
    <meta:editing-duration>PT11M7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6" meta:word-count="41" meta:character-count="299" meta:non-whitespace-character-count="262"/>
  </office:meta>
</office:document-meta>
</file>